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E0498282020BB43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2.04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24cm" fo:min-width="2.049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.607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.6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.7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1.7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.7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.7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8cm" fo:min-width="1.3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11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2cm" fo:min-width="1.706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5.553cm, 2.312cm, 5.827cm)" draw:image-opacity="100%" style:mirror="none"/>
    </style:style>
    <style:style style:name="gr23" style:family="graphic" style:parent-style-name="standard">
      <style:graphic-properties draw:stroke="none" draw:fill="none" fo:min-height="1.952cm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292cm" svg:y1="2.963cm" svg:x2="5.227cm" svg:y2="5.101cm" draw:start-shape="id1" draw:start-glue-point="3" draw:end-shape="id2" draw:end-glue-point="4" svg:d="M8292 2963h-3065v2138" svg:viewBox="0 0 3066 2139">
          <text:p/>
        </draw:connector>
        <draw:connector draw:style-name="gr1" draw:text-style-name="P1" draw:layer="layout" svg:x1="5.227cm" svg:y1="8.74cm" svg:x2="8.292cm" svg:y2="10.7cm" draw:start-shape="id2" draw:start-glue-point="8" draw:end-shape="id3" draw:end-glue-point="3" svg:d="M5227 8740v1960h3065" svg:viewBox="0 0 3066 1961">
          <text:p/>
        </draw:connector>
        <draw:connector draw:style-name="gr1" draw:text-style-name="P1" draw:layer="layout" svg:x1="23.905cm" svg:y1="16.504cm" svg:x2="14.988cm" svg:y2="17.342cm" draw:start-shape="id4" draw:start-glue-point="2" draw:end-shape="id5" draw:end-glue-point="6" svg:d="M23905 16504v1340h-8917v-502" svg:viewBox="0 0 8918 1341">
          <text:p/>
        </draw:connector>
        <draw:connector draw:style-name="gr1" draw:text-style-name="P1" draw:layer="layout" svg:x1="12.055cm" svg:y1="10.7cm" svg:x2="17.497cm" svg:y2="10.703cm" draw:start-shape="id3" draw:start-glue-point="1" draw:end-shape="id6" draw:end-glue-point="3" svg:d="M12055 10700h2721v3h2721" svg:viewBox="0 0 5443 4">
          <text:p/>
        </draw:connector>
        <draw:connector draw:style-name="gr1" draw:text-style-name="P1" draw:layer="layout" svg:x1="14.985cm" svg:y1="8.733cm" svg:x2="17.497cm" svg:y2="10.703cm" draw:start-shape="id7" draw:start-glue-point="1" draw:end-shape="id6" draw:end-glue-point="3" svg:d="M14985 8733v1970h2512" svg:viewBox="0 0 2513 1971">
          <text:p/>
        </draw:connector>
        <draw:connector draw:style-name="gr1" draw:text-style-name="P1" draw:layer="layout" svg:x1="17.355cm" svg:y1="2.963cm" svg:x2="14.985cm" svg:y2="4.935cm" draw:start-shape="id8" draw:start-glue-point="3" draw:end-shape="id7" draw:end-glue-point="3" svg:d="M17355 2963h-2370v1972" svg:viewBox="0 0 2371 1973">
          <text:p/>
        </draw:connector>
        <draw:custom-shape draw:style-name="gr2" draw:text-style-name="P2" xml:id="id2" draw:id="id2" draw:layer="layout" svg:width="3.603cm" svg:height="3.639cm" svg:x="3.425cm" svg:y="5.10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3.605cm" svg:height="3.64cm" svg:x="22.103cm" svg:y="12.86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3.906cm" svg:y1="15.891cm" svg:x2="23.906cm" svg:y2="13.393cm">
            <text:p/>
          </draw:line>
        </draw:g>
        <draw:frame draw:style-name="gr5" draw:text-style-name="P4" draw:layer="layout" svg:width="2.207cm" svg:height="2.201cm" svg:x="1.6cm" svg:y="5.828cm">
          <draw:text-box>
            <text:p><text:span text:style-name="T1">V</text:span><text:span text:style-name="T2">a</text:span></text:p>
          </draw:text-box>
        </draw:frame>
        <draw:frame draw:style-name="gr6" draw:text-style-name="P4" draw:layer="layout" svg:width="5.95cm" svg:height="2.199cm" svg:x="24.65cm" svg:y="8.36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7" draw:text-style-name="P1" draw:layer="layout" svg:width="4.213cm" svg:height="5.08cm" svg:x="21.772cm" svg:y="4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3.874cm" svg:y1="5.764cm" svg:x2="23.874cm" svg:y2="8.262cm">
            <text:p/>
          </draw:line>
        </draw:g>
        <draw:custom-shape draw:style-name="gr9" draw:text-style-name="P2" xml:id="id5" draw:id="id5" draw:layer="layout" svg:width="4.214cm" svg:height="5.08cm" svg:x="12.881cm" svg:y="12.262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4" draw:layer="layout" svg:width="6.2cm" svg:height="2.199cm" svg:x="15.661cm" svg:y="16.52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1" draw:text-style-name="P5" draw:layer="layout" svg:x1="12.055cm" svg:y1="10.7cm" svg:x2="14.988cm" svg:y2="12.262cm" draw:start-shape="id3" draw:start-glue-point="1" draw:end-shape="id5" draw:end-glue-point="4" svg:d="M12055 10700h2933v1562" svg:viewBox="0 0 2934 1563">
          <text:p/>
        </draw:connector>
        <draw:connector draw:style-name="gr1" draw:text-style-name="P5" draw:layer="layout" svg:x1="12.055cm" svg:y1="2.963cm" svg:x2="14.985cm" svg:y2="4.935cm" draw:start-shape="id1" draw:start-glue-point="1" draw:end-shape="id7" draw:end-glue-point="3" svg:d="M12055 2963h2930v1972" svg:viewBox="0 0 2931 1973">
          <text:p/>
        </draw:connector>
        <draw:connector draw:style-name="gr1" draw:text-style-name="P5" draw:layer="layout" svg:x1="21.259cm" svg:y1="10.703cm" svg:x2="23.905cm" svg:y2="12.864cm" draw:start-shape="id6" draw:start-glue-point="1" draw:end-shape="id4" draw:end-glue-point="0" svg:d="M21259 10703h2646v2161" svg:viewBox="0 0 2647 2162">
          <text:p/>
        </draw:connector>
        <draw:connector draw:style-name="gr1" draw:text-style-name="P5" draw:layer="layout" svg:x1="21.118cm" svg:y1="2.963cm" svg:x2="23.878cm" svg:y2="4.289cm" draw:start-shape="id8" draw:start-glue-point="1" draw:end-shape="id9" draw:end-glue-point="0" svg:d="M21118 2963h2760v1326" svg:viewBox="0 0 2761 1327">
          <text:p/>
        </draw:connector>
        <draw:connector draw:style-name="gr1" draw:text-style-name="P5" draw:layer="layout" svg:x1="23.878cm" svg:y1="9.369cm" svg:x2="23.905cm" svg:y2="12.864cm" draw:start-shape="id9" draw:start-glue-point="2" draw:end-shape="id4" draw:end-glue-point="0" svg:d="M23878 9369v1748h27v1747" svg:viewBox="0 0 28 3496">
          <text:p/>
        </draw:connector>
        <draw:connector draw:style-name="gr1" draw:text-style-name="P5" draw:layer="layout" svg:x1="12.2cm" svg:y1="17.916cm" svg:x2="14.988cm" svg:y2="17.342cm" draw:start-shape="id10" draw:start-glue-point="1" draw:end-shape="id5" draw:end-glue-point="6" svg:d="M12200 17916h2788v-574" svg:viewBox="0 0 2789 575">
          <text:p/>
        </draw:connector>
        <draw:connector draw:style-name="gr1" draw:text-style-name="P5" draw:layer="layout" svg:x1="5.224cm" svg:y1="12.813cm" svg:x2="8.292cm" svg:y2="10.7cm" draw:start-shape="id11" draw:start-glue-point="3" draw:end-shape="id3" draw:end-glue-point="3" svg:d="M5224 12813v-2113h3068" svg:viewBox="0 0 3069 2114">
          <text:p/>
        </draw:connector>
        <draw:connector draw:style-name="gr1" draw:text-style-name="P5" draw:layer="layout" svg:x1="5.224cm" svg:y1="16.61cm" svg:x2="8.438cm" svg:y2="17.916cm" draw:start-shape="id11" draw:start-glue-point="1" draw:end-shape="id10" draw:end-glue-point="3" svg:d="M5224 16610v1306h3214" svg:viewBox="0 0 3215 1307">
          <text:p/>
        </draw:connector>
        <draw:frame draw:style-name="gr11" draw:text-style-name="P4" draw:layer="layout" svg:width="4.229cm" svg:height="2.199cm" svg:x="25.795cm" svg:y="15.295cm">
          <draw:text-box>
            <text:p><text:span text:style-name="T3">I</text:span><text:span text:style-name="T4">d</text:span></text:p>
          </draw:text-box>
        </draw:frame>
        <draw:frame draw:style-name="gr12" draw:text-style-name="P6" draw:layer="layout" svg:width="2.275cm" svg:height="2.11cm" svg:x="9.225cm" svg:y="3.809cm">
          <draw:text-box>
            <text:p><text:span text:style-name="T7">R</text:span><text:span text:style-name="T8">1</text:span></text:p>
          </draw:text-box>
        </draw:frame>
        <draw:frame draw:style-name="gr13" draw:text-style-name="P6" draw:layer="layout" svg:width="2.273cm" svg:height="1.202cm" svg:x="9.8cm" svg:y="15.998cm">
          <draw:text-box>
            <text:p><text:span text:style-name="T7">R</text:span><text:span text:style-name="T8">7</text:span></text:p>
          </draw:text-box>
        </draw:frame>
        <draw:frame draw:style-name="gr14" draw:text-style-name="P6" draw:layer="layout" svg:width="2.273cm" svg:height="2.199cm" svg:x="18.427cm" svg:y="11.316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2.273cm" svg:height="2.199cm" svg:x="9.365cm" svg:y="11.265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2.273cm" svg:height="2.199cm" svg:x="15.5cm" svg:y="6.059cm">
          <draw:text-box>
            <text:p><text:span text:style-name="T7">R</text:span><text:span text:style-name="T8">3</text:span></text:p>
          </draw:text-box>
        </draw:frame>
        <draw:frame draw:style-name="gr16" draw:text-style-name="P6" draw:layer="layout" svg:width="2.273cm" svg:height="2.201cm" svg:x="18.483cm" svg:y="3.538cm">
          <draw:text-box>
            <text:p><text:span text:style-name="T7">R</text:span><text:span text:style-name="T8">2</text:span></text:p>
          </draw:text-box>
        </draw:frame>
        <draw:frame draw:style-name="gr17" draw:text-style-name="P6" draw:layer="layout" svg:width="1.812cm" svg:height="2.198cm" svg:x="2.995cm" svg:y="13.657cm">
          <draw:text-box>
            <text:p><text:span text:style-name="T7">R</text:span><text:span text:style-name="T8">6</text:span></text:p>
          </draw:text-box>
        </draw:frame>
        <draw:custom-shape draw:style-name="gr18" draw:text-style-name="P5" draw:layer="layout" svg:width="0.457cm" svg:height="0.509cm" svg:x="14.74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8cm" svg:height="0.51cm" svg:x="23.55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14.8cm" svg:y="17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14.744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8cm" svg:height="0.51cm" svg:x="4.95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206cm" svg:height="3.882cm" svg:x="13.034cm" svg:y="4.93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21" draw:text-style-name="P7" draw:layer="layout" svg:x1="6.48cm" svg:y1="12.997cm" svg:x2="6.48cm" svg:y2="16.723cm">
          <text:p/>
        </draw:line>
        <draw:frame draw:style-name="gr22" draw:text-style-name="P7" xml:id="id1" draw:id="id1" draw:layer="layout" svg:width="3.763cm" svg:height="1.968cm" svg:x="8.292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3" draw:text-style-name="P8" draw:layer="layout" svg:width="1.694cm" svg:height="2.202cm" svg:x="6.737cm" svg:y="13.423cm">
          <draw:text-box>
            <text:p><text:span text:style-name="T5">I</text:span><text:span text:style-name="T6">c</text:span></text:p>
          </draw:text-box>
        </draw:frame>
        <draw:frame draw:style-name="gr22" draw:text-style-name="P7" xml:id="id8" draw:id="id8" draw:layer="layout" svg:width="3.763cm" svg:height="1.968cm" svg:x="17.355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10" draw:id="id10" draw:layer="layout" svg:width="3.762cm" svg:height="1.968cm" svg:x="8.438cm" svg:y="16.932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3" draw:id="id3" draw:layer="layout" svg:width="3.763cm" svg:height="1.967cm" svg:x="8.292cm" svg:y="9.717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6" draw:id="id6" draw:layer="layout" svg:width="3.762cm" svg:height="1.968cm" svg:x="17.497cm" svg:y="9.71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11" draw:id="id11" draw:layer="layout" svg:width="3.797cm" svg:height="1.95cm" draw:transform="rotate (-1.5707963267949) translate (6.199cm 12.813cm)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2" draw:text-style-name="P7" xml:id="id7" draw:id="id7" draw:layer="layout" svg:width="3.798cm" svg:height="1.951cm" draw:transform="rotate (-1.5707963267949) translate (15.96cm 4.935cm)">
          <draw:image xlink:href="Pictures/1000020100000500000001E0498282020BB437E4.png" xlink:type="simple" xlink:show="embed" xlink:actuate="onLoad" loext:mime-type="image/png">
            <text:p/>
          </draw:image>
        </draw:frame>
        <draw:g>
          <draw:line draw:style-name="gr24" draw:text-style-name="P9" draw:layer="layout" svg:x1="5cm" svg:y1="10.7cm" svg:x2="3.9cm" svg:y2="10.7cm">
            <text:p/>
          </draw:line>
          <draw:line draw:style-name="gr24" draw:text-style-name="P9" draw:layer="layout" svg:x1="3.9cm" svg:y1="9.8cm" svg:x2="3.9cm" svg:y2="11.7cm">
            <text:p/>
          </draw:line>
          <draw:line draw:style-name="gr24" draw:text-style-name="P9" draw:layer="layout" svg:x1="3.6cm" svg:y1="10.2cm" svg:x2="3.6cm" svg:y2="11.3cm">
            <text:p/>
          </draw:line>
          <draw:line draw:style-name="gr24" draw:text-style-name="P9" draw:layer="layout" svg:x1="3.3cm" svg:y1="10.5cm" svg:x2="3.3cm" svg:y2="11cm">
            <text:p/>
          </draw:line>
        </draw:g>
        <draw:frame draw:style-name="gr25" draw:text-style-name="P10" draw:layer="layout" svg:width="2.2cm" svg:height="1.1cm" svg:x="1.4cm" svg:y="10.3cm">
          <draw:text-box>
            <text:p>GND</text:p>
          </draw:text-box>
        </draw:frame>
        <draw:frame draw:style-name="gr26" draw:text-style-name="P11" draw:layer="layout" svg:width="1.5cm" svg:height="0.962cm" svg:x="4.1cm" svg:y="1.9cm">
          <draw:text-box>
            <text:p>N 1</text:p>
          </draw:text-box>
        </draw:frame>
        <draw:custom-shape draw:style-name="gr19" draw:text-style-name="P5" draw:layer="layout" svg:width="0.457cm" svg:height="0.51cm" svg:x="4.94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23.64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0.457cm" svg:height="0.51cm" svg:x="5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cm" svg:height="0.962cm" svg:x="14.3cm" svg:y="1.6cm">
          <draw:text-box>
            <text:p>N 2</text:p>
          </draw:text-box>
        </draw:frame>
        <draw:frame draw:style-name="gr26" draw:text-style-name="P11" draw:layer="layout" svg:width="1.5cm" svg:height="0.962cm" svg:x="4.1cm" svg:y="1.9cm">
          <draw:text-box>
            <text:p>N 1</text:p>
          </draw:text-box>
        </draw:frame>
        <draw:frame draw:style-name="gr26" draw:text-style-name="P11" draw:layer="layout" svg:width="1.5cm" svg:height="0.962cm" svg:x="23.1cm" svg:y="1.6cm">
          <draw:text-box>
            <text:p>N 3</text:p>
          </draw:text-box>
        </draw:frame>
        <draw:frame draw:style-name="gr26" draw:text-style-name="P11" draw:layer="layout" svg:width="1.5cm" svg:height="0.962cm" svg:x="14.3cm" svg:y="1.6cm">
          <draw:text-box>
            <text:p>N 2</text:p>
          </draw:text-box>
        </draw:frame>
        <draw:frame draw:style-name="gr26" draw:text-style-name="P11" draw:layer="layout" svg:width="1.5cm" svg:height="0.962cm" svg:x="24.4cm" svg:y="10.138cm">
          <draw:text-box>
            <text:p>N 4</text:p>
          </draw:text-box>
        </draw:frame>
        <draw:frame draw:style-name="gr26" draw:text-style-name="P11" draw:layer="layout" svg:width="1.5cm" svg:height="0.962cm" svg:x="15.1cm" svg:y="9.6cm">
          <draw:text-box>
            <text:p>N 5</text:p>
          </draw:text-box>
        </draw:frame>
        <draw:frame draw:style-name="gr26" draw:text-style-name="P11" draw:layer="layout" svg:width="1.5cm" svg:height="0.962cm" svg:x="5.4cm" svg:y="9.538cm">
          <draw:text-box>
            <text:p>N 6</text:p>
          </draw:text-box>
        </draw:frame>
        <draw:frame draw:style-name="gr26" draw:text-style-name="P11" draw:layer="layout" svg:width="1.5cm" svg:height="0.962cm" svg:x="5.2cm" svg:y="16.7cm">
          <draw:text-box>
            <text:p>N 7</text:p>
          </draw:text-box>
        </draw:frame>
        <draw:frame draw:style-name="gr26" draw:text-style-name="P11" draw:layer="layout" svg:width="1.5cm" svg:height="0.962cm" svg:x="14.3cm" svg:y="18.4cm">
          <draw:text-box>
            <text:p>N 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29:22.068517798</meta:creation-date>
    <dc:date>2021-03-24T20:07:08.716677622</dc:date>
    <meta:editing-duration>PT8M14S</meta:editing-duration>
    <meta:editing-cycles>5</meta:editing-cycles>
    <meta:generator>LibreOffice/6.4.6.2$Linux_X86_64 LibreOffice_project/40$Build-2</meta:generator>
    <meta:document-statistic meta:object-count="67"/>
  </office:meta>
</office:document-meta>
</file>